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5" draw:id="id5" draw:layer="layout" svg:width="4.4cm" svg:height="2.1cm" svg:x="8.3cm" svg:y="2.4cm">
          <text:p text:style-name="P1">начало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4.9cm" svg:height="3cm" svg:x="8cm" svg:y="8.7cm">
          <text:p text:style-name="P1">a &l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5.8cm" svg:height="2.4cm" svg:x="2.4cm" svg:y="14.9cm">
          <text:p text:style-name="P1">a:=b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8cm" svg:height="2.4cm" svg:x="13cm" svg:y="15cm">
          <text:p text:style-name="P1">b:=a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5.5cm" svg:height="2.1cm" svg:x="7.9cm" svg:y="24.1cm">
          <text:p text:style-name="P1">конец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8cm" svg:height="1.9cm" svg:x="8.1cm" svg:y="5.7cm">
          <text:p text:style-name="P1">ввод(a,b)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8cm" svg:height="1.9cm" svg:x="8.2cm" svg:y="20.7cm">
          <text:p text:style-name="P1">вывод(a,b)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45cm" svg:y1="8.7cm" svg:x2="10.5cm" svg:y2="7.6cm" draw:start-shape="id1" draw:start-glue-point="4" draw:end-shape="id2" draw:end-glue-point="2" svg:d="M10450 8700v-550h50v-550" svg:viewBox="0 0 51 1101">
          <text:p/>
        </draw:connector>
        <draw:connector draw:style-name="gr2" draw:text-style-name="P3" draw:layer="layout" svg:x1="12.9cm" svg:y1="10.2cm" svg:x2="15.9cm" svg:y2="15cm" draw:start-shape="id1" draw:start-glue-point="7" draw:end-shape="id3" draw:end-glue-point="0" svg:d="M12900 10200h3000v4800" svg:viewBox="0 0 3001 4801">
          <text:p/>
        </draw:connector>
        <draw:connector draw:style-name="gr2" draw:text-style-name="P3" draw:layer="layout" svg:x1="8cm" svg:y1="10.2cm" svg:x2="5.3cm" svg:y2="14.9cm" draw:start-shape="id1" draw:start-glue-point="5" draw:end-shape="id4" draw:end-glue-point="0" svg:d="M8000 10200h-2700v4700" svg:viewBox="0 0 2701 4701">
          <text:p/>
        </draw:connector>
        <draw:connector draw:style-name="gr3" draw:text-style-name="P1" draw:layer="layout" svg:x1="10.5cm" svg:y1="4.5cm" svg:x2="10.5cm" svg:y2="5.7cm" draw:start-shape="id5" draw:start-glue-point="2" draw:end-shape="id2" draw:end-glue-point="0" svg:d="M10500 4500v1200" svg:viewBox="0 0 1 1201">
          <text:p/>
        </draw:connector>
        <draw:connector draw:style-name="gr2" draw:text-style-name="P3" xml:id="id6" draw:id="id6" draw:layer="layout" svg:x1="5.3cm" svg:y1="17.3cm" svg:x2="15.9cm" svg:y2="17.4cm" draw:start-shape="id4" draw:start-glue-point="2" draw:end-shape="id3" svg:d="M5300 17300v601h10600v-501" svg:viewBox="0 0 10601 602">
          <text:p/>
        </draw:connector>
        <draw:connector draw:style-name="gr2" draw:text-style-name="P3" draw:layer="layout" svg:x1="10.6cm" svg:y1="17.901cm" svg:x2="10.6cm" svg:y2="20.7cm" draw:start-shape="id6" draw:start-glue-point="0" draw:end-shape="id7" draw:end-glue-point="0" svg:d="M10600 17901v2799" svg:viewBox="0 0 1 2800">
          <text:p/>
        </draw:connector>
        <draw:connector draw:style-name="gr2" draw:text-style-name="P3" draw:layer="layout" svg:x1="10.6cm" svg:y1="22.6cm" svg:x2="10.65cm" svg:y2="24.1cm" draw:start-shape="id7" draw:start-glue-point="2" draw:end-shape="id8" draw:end-glue-point="0" svg:d="M10600 22600v750h50v750" svg:viewBox="0 0 5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11:12:48.859000000</meta:creation-date>
    <dc:date>2019-09-15T12:52:47.166000000</dc:date>
    <meta:editing-duration>PT1M30S</meta:editing-duration>
    <meta:editing-cycles>2</meta:editing-cycles>
    <meta:generator>LibreOffice/5.3.4.2$Windows_X86_64 LibreOffice_project/f82d347ccc0be322489bf7da61d7e4ad13fe2ff3</meta:generator>
    <meta:document-statistic meta:object-count="14"/>
  </office:meta>
</office:document-meta>
</file>